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-09-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2018-09-2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2017-09-15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16-09-16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table table:name="2015-09-18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4-09-19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2013-09-20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05:10:03.66507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55:31.354156771</meta:creation-date>
    <dc:date>2020-03-07T05:11:59.386198341</dc:date>
    <meta:editing-duration>PT30M</meta:editing-duration>
    <meta:editing-cycles>5</meta:editing-cycles>
    <meta:generator>LibreOffice/6.0.7.3$Linux_X86_64 LibreOffice_project/00m0$Build-3</meta:generator>
    <meta:document-statistic meta:table-count="7" meta:cell-count="1622" meta:object-count="0"/>
  </office:meta>
</office:document-meta>
</file>